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1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rea_recall_processed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ce8"/>
        <table:table-row table:style-name="ro1">
          <table:table-cell table:style-name="ce1"/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FOREST</text:p>
          </table:table-cell>
          <table:table-cell table:style-name="ce7" office:value-type="string" calcext:value-type="string">
            <text:p>TARGET (m²)</text:p>
          </table:table-cell>
        </table:table-row>
        <table:table-row table:style-name="ro1">
          <table:table-cell office:value-type="string" calcext:value-type="string">
            <text:p>Cloud Shadows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float" office:value="99559.4133975813" calcext:value-type="float">
            <text:p>9.96E+04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 office:value-type="percentage" office:value="0.0614848675101942" calcext:value-type="percentage">
            <text:p>6.15%</text:p>
          </table:table-cell>
          <table:table-cell office:value-type="percentage" office:value="0.0680701918690125" calcext:value-type="percentage">
            <text:p>6.81%</text:p>
          </table:table-cell>
          <table:table-cell office:value-type="percentage" office:value="0.0246554926151752" calcext:value-type="percentage">
            <text:p>2.47%</text:p>
          </table:table-cell>
          <table:table-cell office:value-type="float" office:value="1820049.98639601" calcext:value-type="float">
            <text:p>1.82E+06</text:p>
          </table:table-cell>
        </table:table-row>
        <table:table-row table:style-name="ro1">
          <table:table-cell table:style-name="ce3" office:value-type="string" calcext:value-type="string">
            <text:p>Dense Sargassum</text:p>
          </table:table-cell>
          <table:table-cell table:number-columns-repeated="3" table:style-name="ce6" office:value-type="percentage" office:value="0.999999999999934" calcext:value-type="percentage">
            <text:p>100.00%</text:p>
          </table:table-cell>
          <table:table-cell office:value-type="float" office:value="9127.91221650178" calcext:value-type="float">
            <text:p>9.13E+03</text:p>
          </table:table-cell>
        </table:table-row>
        <table:table-row table:style-name="ro1">
          <table:table-cell office:value-type="string" calcext:value-type="string">
            <text:p>Foam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float" office:value="2675.31197366183" calcext:value-type="float">
            <text:p>2.68E+03</text:p>
          </table:table-cell>
        </table:table-row>
        <table:table-row table:style-name="ro1">
          <table:table-cell table:style-name="ce3" office:value-type="string" calcext:value-type="string">
            <text:p>Marine Debris</text:p>
          </table:table-cell>
          <table:table-cell table:style-name="ce6" office:value-type="percentage" office:value="0.987734058471637" calcext:value-type="percentage">
            <text:p>98.77%</text:p>
          </table:table-cell>
          <table:table-cell office:value-type="percentage" office:value="0.986468919229948" calcext:value-type="percentage">
            <text:p>98.65%</text:p>
          </table:table-cell>
          <table:table-cell office:value-type="percentage" office:value="0.921558144317299" calcext:value-type="percentage">
            <text:p>92.16%</text:p>
          </table:table-cell>
          <table:table-cell office:value-type="float" office:value="30514.1816844306" calcext:value-type="float">
            <text:p>3.05E+04</text:p>
          </table:table-cell>
        </table:table-row>
        <table:table-row table:style-name="ro1">
          <table:table-cell office:value-type="string" calcext:value-type="string">
            <text:p>Marine Water</text:p>
          </table:table-cell>
          <table:table-cell office:value-type="percentage" office:value="0.00490988758911402" calcext:value-type="percentage">
            <text:p>0.49%</text:p>
          </table:table-cell>
          <table:table-cell office:value-type="percentage" office:value="0.0105454432352326" calcext:value-type="percentage">
            <text:p>1.05%</text:p>
          </table:table-cell>
          <table:table-cell office:value-type="percentage" office:value="0.0158848993611647" calcext:value-type="percentage">
            <text:p>1.59%</text:p>
          </table:table-cell>
          <table:table-cell office:value-type="float" office:value="1270843.05340084" calcext:value-type="float">
            <text:p>1.27E+06</text:p>
          </table:table-cell>
        </table:table-row>
        <table:table-row table:style-name="ro1">
          <table:table-cell office:value-type="string" calcext:value-type="string">
            <text:p>Mixed Water</text:p>
          </table:table-cell>
          <table:table-cell office:value-type="percentage" office:value="0.345169302454653" calcext:value-type="percentage">
            <text:p>34.52%</text:p>
          </table:table-cell>
          <table:table-cell office:value-type="percentage" office:value="0.321848876482936" calcext:value-type="percentage">
            <text:p>32.18%</text:p>
          </table:table-cell>
          <table:table-cell office:value-type="percentage" office:value="0.364910265804422" calcext:value-type="percentage">
            <text:p>36.49%</text:p>
          </table:table-cell>
          <table:table-cell office:value-type="float" office:value="2046.49320752159" calcext:value-type="float">
            <text:p>2.05E+03</text:p>
          </table:table-cell>
        </table:table-row>
        <table:table-row table:style-name="ro1">
          <table:table-cell table:style-name="ce3" office:value-type="string" calcext:value-type="string">
            <text:p>Natural Organic Material</text:p>
          </table:table-cell>
          <table:table-cell table:number-columns-repeated="2" table:style-name="ce6" office:value-type="percentage" office:value="0.99350715252768" calcext:value-type="percentage">
            <text:p>99.35%</text:p>
          </table:table-cell>
          <table:table-cell office:value-type="percentage" office:value="0.827370882247664" calcext:value-type="percentage">
            <text:p>82.74%</text:p>
          </table:table-cell>
          <table:table-cell office:value-type="float" office:value="5072.95347742921" calcext:value-type="float">
            <text:p>5.07E+03</text:p>
          </table:table-cell>
        </table:table-row>
        <table:table-row table:style-name="ro1">
          <table:table-cell office:value-type="string" calcext:value-type="string">
            <text:p>Sediment-Laden Water</text:p>
          </table:table-cell>
          <table:table-cell office:value-type="percentage" office:value="0.0217858783178085" calcext:value-type="percentage">
            <text:p>2.18%</text:p>
          </table:table-cell>
          <table:table-cell office:value-type="percentage" office:value="0.774889543249137" calcext:value-type="percentage">
            <text:p>77.49%</text:p>
          </table:table-cell>
          <table:table-cell office:value-type="percentage" office:value="0.00131938912750664" calcext:value-type="percentage">
            <text:p>0.13%</text:p>
          </table:table-cell>
          <table:table-cell office:value-type="float" office:value="6138503.68918868" calcext:value-type="float">
            <text:p>6.14E+06</text:p>
          </table:table-cell>
        </table:table-row>
        <table:table-row table:style-name="ro1">
          <table:table-cell office:value-type="string" calcext:value-type="string">
            <text:p>Shallow Water</text:p>
          </table:table-cell>
          <table:table-cell office:value-type="percentage" office:value="0.0895891779787384" calcext:value-type="percentage">
            <text:p>8.96%</text:p>
          </table:table-cell>
          <table:table-cell office:value-type="percentage" office:value="0.0898903140027366" calcext:value-type="percentage">
            <text:p>8.99%</text:p>
          </table:table-cell>
          <table:table-cell office:value-type="percentage" office:value="0.035094826924105" calcext:value-type="percentage">
            <text:p>3.51%</text:p>
          </table:table-cell>
          <table:table-cell office:value-type="float" office:value="281297.812454951" calcext:value-type="float">
            <text:p>2.81E+05</text:p>
          </table:table-cell>
        </table:table-row>
        <table:table-row table:style-name="ro1">
          <table:table-cell table:style-name="ce3" office:value-type="string" calcext:value-type="string">
            <text:p>Ship</text:p>
          </table:table-cell>
          <table:table-cell office:value-type="percentage" office:value="0.970748062918018" calcext:value-type="percentage">
            <text:p>97.07%</text:p>
          </table:table-cell>
          <table:table-cell table:style-name="ce6" office:value-type="percentage" office:value="0.973723674617539" calcext:value-type="percentage">
            <text:p>97.37%</text:p>
          </table:table-cell>
          <table:table-cell office:value-type="percentage" office:value="0.707491368751783" calcext:value-type="percentage">
            <text:p>70.75%</text:p>
          </table:table-cell>
          <table:table-cell office:value-type="float" office:value="111193.721689575" calcext:value-type="float">
            <text:p>1.11E+05</text:p>
          </table:table-cell>
        </table:table-row>
        <table:table-row table:style-name="ro1">
          <table:table-cell table:style-name="ce3" office:value-type="string" calcext:value-type="string">
            <text:p>Sparse Sargassum</text:p>
          </table:table-cell>
          <table:table-cell office:value-type="percentage" office:value="0.909960085943298" calcext:value-type="percentage">
            <text:p>91.00%</text:p>
          </table:table-cell>
          <table:table-cell table:number-columns-repeated="2" table:style-name="ce6" office:value-type="percentage" office:value="0.950908115088022" calcext:value-type="percentage">
            <text:p>95.09%</text:p>
          </table:table-cell>
          <table:table-cell office:value-type="float" office:value="3495.42248015251" calcext:value-type="float">
            <text:p>3.50E+03</text:p>
          </table:table-cell>
        </table:table-row>
        <table:table-row table:style-name="ro1">
          <table:table-cell office:value-type="string" calcext:value-type="string">
            <text:p>Turbid Water</text:p>
          </table:table-cell>
          <table:table-cell office:value-type="percentage" office:value="0.00966853846743601" calcext:value-type="percentage">
            <text:p>0.97%</text:p>
          </table:table-cell>
          <table:table-cell office:value-type="percentage" office:value="0.0077461473488256" calcext:value-type="percentage">
            <text:p>0.77%</text:p>
          </table:table-cell>
          <table:table-cell office:value-type="percentage" office:value="0.00170462681260445" calcext:value-type="percentage">
            <text:p>0.17%</text:p>
          </table:table-cell>
          <table:table-cell office:value-type="float" office:value="1469255.0573625" calcext:value-type="float">
            <text:p>1.47E+06</text:p>
          </table:table-cell>
        </table:table-row>
        <table:table-row table:style-name="ro1">
          <table:table-cell office:value-type="string" calcext:value-type="string">
            <text:p>Wakes</text:p>
          </table:table-cell>
          <table:table-cell office:value-type="percentage" office:value="0.22112057161848" calcext:value-type="percentage">
            <text:p>22.11%</text:p>
          </table:table-cell>
          <table:table-cell office:value-type="percentage" office:value="0.35391722475852" calcext:value-type="percentage">
            <text:p>35.39%</text:p>
          </table:table-cell>
          <table:table-cell office:value-type="percentage" office:value="0.263139212118871" calcext:value-type="percentage">
            <text:p>26.31%</text:p>
          </table:table-cell>
          <table:table-cell office:value-type="float" office:value="237419.045215612" calcext:value-type="float">
            <text:p>2.37E+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1T20:49:44.312516177</dc:date>
    <meta:editing-duration>PT7M19S</meta:editing-duration>
    <meta:editing-cycles>2</meta:editing-cycles>
    <meta:generator>LibreOffice/6.4.7.2$Linux_X86_64 LibreOffice_project/40$Build-2</meta:generator>
    <meta:document-statistic meta:table-count="1" meta:cell-count="74" meta:object-count="0"/>
  </office:meta>
</office:document-meta>
</file>